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nn_rss_gg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iris</text:p>
          </table:table-cell>
          <table:table-cell office:value-type="float" office:value="0.628148" calcext:value-type="float">
            <text:p>0.6281</text:p>
          </table:table-cell>
          <table:table-cell office:value-type="float" office:value="0.666667" calcext:value-type="float">
            <text:p>0.6667</text:p>
          </table:table-cell>
          <table:table-cell office:value-type="float" office:value="0.442222" calcext:value-type="float">
            <text:p>0.4422</text:p>
          </table:table-cell>
          <table:table-cell office:value-type="float" office:value="0.5" calcext:value-type="float">
            <text:p>0.5000</text:p>
          </table:table-cell>
          <table:table-cell office:value-type="float" office:value="0.838" calcext:value-type="float">
            <text:p>0.8380</text:p>
          </table:table-cell>
          <table:table-cell office:value-type="float" office:value="3.65765" calcext:value-type="float">
            <text:p>3.65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0.863759" calcext:value-type="float">
            <text:p>0.8638</text:p>
          </table:table-cell>
          <table:table-cell office:value-type="float" office:value="0.552107" calcext:value-type="float">
            <text:p>0.5521</text:p>
          </table:table-cell>
          <table:table-cell office:value-type="float" office:value="0.78754" calcext:value-type="float">
            <text:p>0.7875</text:p>
          </table:table-cell>
          <table:table-cell office:value-type="float" office:value="0.304226" calcext:value-type="float">
            <text:p>0.3042</text:p>
          </table:table-cell>
          <table:table-cell office:value-type="float" office:value="0.393266" calcext:value-type="float">
            <text:p>0.3933</text:p>
          </table:table-cell>
          <table:table-cell office:value-type="float" office:value="7.17372" calcext:value-type="float">
            <text:p>7.17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0.658" calcext:value-type="float">
            <text:p>0.6580</text:p>
          </table:table-cell>
          <table:table-cell office:value-type="float" office:value="0.6" calcext:value-type="float">
            <text:p>0.6000</text:p>
          </table:table-cell>
          <table:table-cell office:value-type="float" office:value="0.618658" calcext:value-type="float">
            <text:p>0.6187</text:p>
          </table:table-cell>
          <table:table-cell office:value-type="float" office:value="0.552586" calcext:value-type="float">
            <text:p>0.5526</text:p>
          </table:table-cell>
          <table:table-cell office:value-type="float" office:value="0.5338" calcext:value-type="float">
            <text:p>0.5338</text:p>
          </table:table-cell>
          <table:table-cell office:value-type="float" office:value="9.75175" calcext:value-type="float">
            <text:p>9.75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909992" calcext:value-type="float">
            <text:p>0.9100</text:p>
          </table:table-cell>
          <table:table-cell office:value-type="float" office:value="0.692481" calcext:value-type="float">
            <text:p>0.6925</text:p>
          </table:table-cell>
          <table:table-cell office:value-type="float" office:value="0.800163" calcext:value-type="float">
            <text:p>0.8002</text:p>
          </table:table-cell>
          <table:table-cell office:value-type="float" office:value="0.316142" calcext:value-type="float">
            <text:p>0.3161</text:p>
          </table:table-cell>
          <table:table-cell office:value-type="float" office:value="0.440755" calcext:value-type="float">
            <text:p>0.4408</text:p>
          </table:table-cell>
          <table:table-cell office:value-type="float" office:value="17.402" calcext:value-type="float">
            <text:p>17.40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0.930733" calcext:value-type="float">
            <text:p>0.9307</text:p>
          </table:table-cell>
          <table:table-cell office:value-type="float" office:value="0.927527" calcext:value-type="float">
            <text:p>0.9275</text:p>
          </table:table-cell>
          <table:table-cell office:value-type="float" office:value="0.847368" calcext:value-type="float">
            <text:p>0.8474</text:p>
          </table:table-cell>
          <table:table-cell office:value-type="float" office:value="0.84176" calcext:value-type="float">
            <text:p>0.8418</text:p>
          </table:table-cell>
          <table:table-cell office:value-type="float" office:value="0.723902" calcext:value-type="float">
            <text:p>0.7239</text:p>
          </table:table-cell>
          <table:table-cell office:value-type="float" office:value="20.4897" calcext:value-type="float">
            <text:p>20.48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nk2</text:p>
          </table:table-cell>
          <table:table-cell office:value-type="float" office:value="0.840287" calcext:value-type="float">
            <text:p>0.8403</text:p>
          </table:table-cell>
          <table:table-cell office:value-type="float" office:value="0.768269" calcext:value-type="float">
            <text:p>0.7683</text:p>
          </table:table-cell>
          <table:table-cell office:value-type="float" office:value="0.678604" calcext:value-type="float">
            <text:p>0.6786</text:p>
          </table:table-cell>
          <table:table-cell office:value-type="float" office:value="0.533153" calcext:value-type="float">
            <text:p>0.5332</text:p>
          </table:table-cell>
          <table:table-cell office:value-type="float" office:value="0.63912" calcext:value-type="float">
            <text:p>0.6391</text:p>
          </table:table-cell>
          <table:table-cell office:value-type="float" office:value="8.81702" calcext:value-type="float">
            <text:p>8.81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930776" calcext:value-type="float">
            <text:p>0.9308</text:p>
          </table:table-cell>
          <table:table-cell office:value-type="float" office:value="0.918952" calcext:value-type="float">
            <text:p>0.9190</text:p>
          </table:table-cell>
          <table:table-cell office:value-type="float" office:value="0.832383" calcext:value-type="float">
            <text:p>0.8324</text:p>
          </table:table-cell>
          <table:table-cell office:value-type="float" office:value="0.803891" calcext:value-type="float">
            <text:p>0.8039</text:p>
          </table:table-cell>
          <table:table-cell office:value-type="float" office:value="0.756369" calcext:value-type="float">
            <text:p>0.7564</text:p>
          </table:table-cell>
          <table:table-cell office:value-type="float" office:value="20.1675" calcext:value-type="float">
            <text:p>20.1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0.643592" calcext:value-type="float">
            <text:p>0.6436</text:p>
          </table:table-cell>
          <table:table-cell office:value-type="float" office:value="0.703059" calcext:value-type="float">
            <text:p>0.7031</text:p>
          </table:table-cell>
          <table:table-cell office:value-type="float" office:value="0.444219" calcext:value-type="float">
            <text:p>0.4442</text:p>
          </table:table-cell>
          <table:table-cell office:value-type="float" office:value="0.535051" calcext:value-type="float">
            <text:p>0.5351</text:p>
          </table:table-cell>
          <table:table-cell office:value-type="float" office:value="0.841573" calcext:value-type="float">
            <text:p>0.8416</text:p>
          </table:table-cell>
          <table:table-cell office:value-type="float" office:value="5.8451" calcext:value-type="float">
            <text:p>5.8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76709" calcext:value-type="float">
            <text:p>0.6767</text:p>
          </table:table-cell>
          <table:table-cell office:value-type="float" office:value="0.564762" calcext:value-type="float">
            <text:p>0.5648</text:p>
          </table:table-cell>
          <table:table-cell office:value-type="float" office:value="0.530898" calcext:value-type="float">
            <text:p>0.5309</text:p>
          </table:table-cell>
          <table:table-cell office:value-type="float" office:value="0.369057" calcext:value-type="float">
            <text:p>0.3691</text:p>
          </table:table-cell>
          <table:table-cell office:value-type="float" office:value="0.657009" calcext:value-type="float">
            <text:p>0.6570</text:p>
          </table:table-cell>
          <table:table-cell office:value-type="float" office:value="3.70651" calcext:value-type="float">
            <text:p>3.70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knote</text:p>
          </table:table-cell>
          <table:table-cell office:value-type="float" office:value="0.832683" calcext:value-type="float">
            <text:p>0.8327</text:p>
          </table:table-cell>
          <table:table-cell office:value-type="float" office:value="0.843995" calcext:value-type="float">
            <text:p>0.8440</text:p>
          </table:table-cell>
          <table:table-cell office:value-type="float" office:value="0.647513" calcext:value-type="float">
            <text:p>0.6475</text:p>
          </table:table-cell>
          <table:table-cell office:value-type="float" office:value="0.672326" calcext:value-type="float">
            <text:p>0.6723</text:p>
          </table:table-cell>
          <table:table-cell office:value-type="float" office:value="0.946574" calcext:value-type="float">
            <text:p>0.9466</text:p>
          </table:table-cell>
          <table:table-cell office:value-type="float" office:value="116.118" calcext:value-type="float">
            <text:p>116.1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0.433611" calcext:value-type="float">
            <text:p>0.4336</text:p>
          </table:table-cell>
          <table:table-cell office:value-type="float" office:value="0.4575" calcext:value-type="float">
            <text:p>0.4575</text:p>
          </table:table-cell>
          <table:table-cell office:value-type="float" office:value="-0.0203493" calcext:value-type="float">
            <text:p>-0.0203</text:p>
          </table:table-cell>
          <table:table-cell office:value-type="float" office:value="-0.0328979" calcext:value-type="float">
            <text:p>-0.0329</text:p>
          </table:table-cell>
          <table:table-cell office:value-type="float" office:value="0.851887" calcext:value-type="float">
            <text:p>0.8519</text:p>
          </table:table-cell>
          <table:table-cell office:value-type="float" office:value="1.72159" calcext:value-type="float">
            <text:p>1.72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0.717507" calcext:value-type="float">
            <text:p>0.7175</text:p>
          </table:table-cell>
          <table:table-cell office:value-type="float" office:value="0.685026" calcext:value-type="float">
            <text:p>0.6850</text:p>
          </table:table-cell>
          <table:table-cell office:value-type="float" office:value="0.551952" calcext:value-type="float">
            <text:p>0.5520</text:p>
          </table:table-cell>
          <table:table-cell office:value-type="float" office:value="0.490749" calcext:value-type="float">
            <text:p>0.4907</text:p>
          </table:table-cell>
          <table:table-cell office:value-type="float" office:value="0.84192" calcext:value-type="float">
            <text:p>0.8419</text:p>
          </table:table-cell>
          <table:table-cell office:value-type="float" office:value="24.1511" calcext:value-type="float">
            <text:p>24.15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0.89653" calcext:value-type="float">
            <text:p>0.8965</text:p>
          </table:table-cell>
          <table:table-cell office:value-type="float" office:value="0.686721" calcext:value-type="float">
            <text:p>0.6867</text:p>
          </table:table-cell>
          <table:table-cell office:value-type="float" office:value="0.779372" calcext:value-type="float">
            <text:p>0.7794</text:p>
          </table:table-cell>
          <table:table-cell office:value-type="float" office:value="0.329293" calcext:value-type="float">
            <text:p>0.3293</text:p>
          </table:table-cell>
          <table:table-cell office:value-type="float" office:value="0.414521" calcext:value-type="float">
            <text:p>0.4145</text:p>
          </table:table-cell>
          <table:table-cell office:value-type="float" office:value="11.7027" calcext:value-type="float">
            <text:p>11.70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0.888888" calcext:value-type="float">
            <text:p>0.8889</text:p>
          </table:table-cell>
          <table:table-cell office:value-type="float" office:value="0.438558" calcext:value-type="float">
            <text:p>0.4386</text:p>
          </table:table-cell>
          <table:table-cell office:value-type="float" office:value="0.828306" calcext:value-type="float">
            <text:p>0.8283</text:p>
          </table:table-cell>
          <table:table-cell office:value-type="float" office:value="0.133306" calcext:value-type="float">
            <text:p>0.1333</text:p>
          </table:table-cell>
          <table:table-cell office:value-type="float" office:value="0.288391" calcext:value-type="float">
            <text:p>0.2884</text:p>
          </table:table-cell>
          <table:table-cell office:value-type="float" office:value="38.4136" calcext:value-type="float">
            <text:p>38.41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0.779914" calcext:value-type="float">
            <text:p>0.7799</text:p>
          </table:table-cell>
          <table:table-cell office:value-type="float" office:value="0.790498" calcext:value-type="float">
            <text:p>0.7905</text:p>
          </table:table-cell>
          <table:table-cell office:value-type="float" office:value="0.718444" calcext:value-type="float">
            <text:p>0.7184</text:p>
          </table:table-cell>
          <table:table-cell office:value-type="float" office:value="0.730697" calcext:value-type="float">
            <text:p>0.7307</text:p>
          </table:table-cell>
          <table:table-cell office:value-type="float" office:value="0.810056" calcext:value-type="float">
            <text:p>0.8101</text:p>
          </table:table-cell>
          <table:table-cell office:value-type="float" office:value="13.5112" calcext:value-type="float">
            <text:p>13.5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0.906777" calcext:value-type="float">
            <text:p>0.9068</text:p>
          </table:table-cell>
          <table:table-cell office:value-type="float" office:value="0.78042" calcext:value-type="float">
            <text:p>0.7804</text:p>
          </table:table-cell>
          <table:table-cell office:value-type="float" office:value="0.865406" calcext:value-type="float">
            <text:p>0.8654</text:p>
          </table:table-cell>
          <table:table-cell office:value-type="float" office:value="0.677164" calcext:value-type="float">
            <text:p>0.6772</text:p>
          </table:table-cell>
          <table:table-cell office:value-type="float" office:value="0.536607" calcext:value-type="float">
            <text:p>0.5366</text:p>
          </table:table-cell>
          <table:table-cell office:value-type="float" office:value="6.27389" calcext:value-type="float">
            <text:p>6.27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0.844726" calcext:value-type="float">
            <text:p>0.8447</text:p>
          </table:table-cell>
          <table:table-cell office:value-type="float" office:value="0.722222" calcext:value-type="float">
            <text:p>0.7222</text:p>
          </table:table-cell>
          <table:table-cell office:value-type="float" office:value="0.610198" calcext:value-type="float">
            <text:p>0.6102</text:p>
          </table:table-cell>
          <table:table-cell office:value-type="float" office:value="0.277812" calcext:value-type="float">
            <text:p>0.2778</text:p>
          </table:table-cell>
          <table:table-cell office:value-type="float" office:value="0.49183" calcext:value-type="float">
            <text:p>0.4918</text:p>
          </table:table-cell>
          <table:table-cell office:value-type="float" office:value="4.20802" calcext:value-type="float">
            <text:p>4.20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0.74375" calcext:value-type="float">
            <text:p>0.7438</text:p>
          </table:table-cell>
          <table:table-cell office:value-type="float" office:value="0.65" calcext:value-type="float">
            <text:p>0.6500</text:p>
          </table:table-cell>
          <table:table-cell office:value-type="float" office:value="0.590281" calcext:value-type="float">
            <text:p>0.5903</text:p>
          </table:table-cell>
          <table:table-cell office:value-type="float" office:value="0.431594" calcext:value-type="float">
            <text:p>0.4316</text:p>
          </table:table-cell>
          <table:table-cell office:value-type="float" office:value="0.484375" calcext:value-type="float">
            <text:p>0.4844</text:p>
          </table:table-cell>
          <table:table-cell office:value-type="float" office:value="1.67534" calcext:value-type="float">
            <text:p>1.67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0.868724" calcext:value-type="float">
            <text:p>0.8687</text:p>
          </table:table-cell>
          <table:table-cell office:value-type="float" office:value="0.722222" calcext:value-type="float">
            <text:p>0.7222</text:p>
          </table:table-cell>
          <table:table-cell office:value-type="float" office:value="0.732979" calcext:value-type="float">
            <text:p>0.7330</text:p>
          </table:table-cell>
          <table:table-cell office:value-type="float" office:value="0.436705" calcext:value-type="float">
            <text:p>0.4367</text:p>
          </table:table-cell>
          <table:table-cell office:value-type="float" office:value="0.514444" calcext:value-type="float">
            <text:p>0.5144</text:p>
          </table:table-cell>
          <table:table-cell office:value-type="float" office:value="5.31104" calcext:value-type="float">
            <text:p>5.31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0.675" calcext:value-type="float">
            <text:p>0.6750</text:p>
          </table:table-cell>
          <table:table-cell office:value-type="float" office:value="0.65" calcext:value-type="float">
            <text:p>0.6500</text:p>
          </table:table-cell>
          <table:table-cell office:value-type="float" office:value="0.262155" calcext:value-type="float">
            <text:p>0.2622</text:p>
          </table:table-cell>
          <table:table-cell office:value-type="float" office:value="0.100089" calcext:value-type="float">
            <text:p>0.1001</text:p>
          </table:table-cell>
          <table:table-cell office:value-type="float" office:value="0.71625" calcext:value-type="float">
            <text:p>0.7163</text:p>
          </table:table-cell>
          <table:table-cell office:value-type="float" office:value="1.45397" calcext:value-type="float">
            <text:p>1.4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858233" calcext:value-type="float">
            <text:p>0.8582</text:p>
          </table:table-cell>
          <table:table-cell office:value-type="float" office:value="0.728916" calcext:value-type="float">
            <text:p>0.7289</text:p>
          </table:table-cell>
          <table:table-cell office:value-type="float" office:value="0.716103" calcext:value-type="float">
            <text:p>0.7161</text:p>
          </table:table-cell>
          <table:table-cell office:value-type="float" office:value="0.457036" calcext:value-type="float">
            <text:p>0.4570</text:p>
          </table:table-cell>
          <table:table-cell office:value-type="float" office:value="0.535663" calcext:value-type="float">
            <text:p>0.5357</text:p>
          </table:table-cell>
          <table:table-cell office:value-type="float" office:value="17.752" calcext:value-type="float">
            <text:p>17.75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0.764728" calcext:value-type="float">
            <text:p>0.7647</text:p>
          </table:table-cell>
          <table:table-cell office:value-type="float" office:value="0.743407" calcext:value-type="float">
            <text:p>0.7434</text:p>
          </table:table-cell>
          <table:table-cell office:value-type="float" office:value="0.29324" calcext:value-type="float">
            <text:p>0.2932</text:p>
          </table:table-cell>
          <table:table-cell office:value-type="float" office:value="0.283608" calcext:value-type="float">
            <text:p>0.2836</text:p>
          </table:table-cell>
          <table:table-cell office:value-type="float" office:value="0.848837" calcext:value-type="float">
            <text:p>0.8488</text:p>
          </table:table-cell>
          <table:table-cell office:value-type="float" office:value="5.53689" calcext:value-type="float">
            <text:p>5.53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0.683633" calcext:value-type="float">
            <text:p>0.6836</text:p>
          </table:table-cell>
          <table:table-cell office:value-type="float" office:value="0.509583" calcext:value-type="float">
            <text:p>0.5096</text:p>
          </table:table-cell>
          <table:table-cell office:value-type="float" office:value="0.524914" calcext:value-type="float">
            <text:p>0.5249</text:p>
          </table:table-cell>
          <table:table-cell office:value-type="float" office:value="0.256412" calcext:value-type="float">
            <text:p>0.2564</text:p>
          </table:table-cell>
          <table:table-cell office:value-type="float" office:value="0.491391" calcext:value-type="float">
            <text:p>0.4914</text:p>
          </table:table-cell>
          <table:table-cell office:value-type="float" office:value="1.59957" calcext:value-type="float">
            <text:p>1.59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0.910814" calcext:value-type="float">
            <text:p>0.9108</text:p>
          </table:table-cell>
          <table:table-cell office:value-type="float" office:value="0.695079" calcext:value-type="float">
            <text:p>0.6951</text:p>
          </table:table-cell>
          <table:table-cell office:value-type="float" office:value="0.880978" calcext:value-type="float">
            <text:p>0.8810</text:p>
          </table:table-cell>
          <table:table-cell office:value-type="float" office:value="0.593082" calcext:value-type="float">
            <text:p>0.5931</text:p>
          </table:table-cell>
          <table:table-cell office:value-type="float" office:value="0.447518" calcext:value-type="float">
            <text:p>0.4475</text:p>
          </table:table-cell>
          <table:table-cell office:value-type="float" office:value="27.9084" calcext:value-type="float">
            <text:p>27.90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0.672615" calcext:value-type="float">
            <text:p>0.6726</text:p>
          </table:table-cell>
          <table:table-cell office:value-type="float" office:value="0.664646" calcext:value-type="float">
            <text:p>0.6646</text:p>
          </table:table-cell>
          <table:table-cell office:value-type="float" office:value="0.639877" calcext:value-type="float">
            <text:p>0.6399</text:p>
          </table:table-cell>
          <table:table-cell office:value-type="float" office:value="0.631111" calcext:value-type="float">
            <text:p>0.6311</text:p>
          </table:table-cell>
          <table:table-cell office:value-type="float" office:value="0.799899" calcext:value-type="float">
            <text:p>0.7999</text:p>
          </table:table-cell>
          <table:table-cell office:value-type="float" office:value="35.2918" calcext:value-type="float">
            <text:p>35.29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east</text:p>
          </table:table-cell>
          <table:table-cell office:value-type="float" office:value="0.934408" calcext:value-type="float">
            <text:p>0.9344</text:p>
          </table:table-cell>
          <table:table-cell office:value-type="float" office:value="0.541216" calcext:value-type="float">
            <text:p>0.5412</text:p>
          </table:table-cell>
          <table:table-cell office:value-type="float" office:value="0.914801" calcext:value-type="float">
            <text:p>0.9148</text:p>
          </table:table-cell>
          <table:table-cell office:value-type="float" office:value="0.40373" calcext:value-type="float">
            <text:p>0.4037</text:p>
          </table:table-cell>
          <table:table-cell office:value-type="float" office:value="0.331671" calcext:value-type="float">
            <text:p>0.3317</text:p>
          </table:table-cell>
          <table:table-cell office:value-type="float" office:value="38.6023" calcext:value-type="float">
            <text:p>38.6023</text:p>
          </table:table-cell>
          <table:table-cell table:number-columns-repeated="1017"/>
        </table:table-row>
        <table:table-row table:style-name="ro1">
          <table:table-cell/>
          <table:table-cell table:formula="of:=SUM([.B1:.B26])/26" office:value-type="float" office:value="0.788251423076923" calcext:value-type="float">
            <text:p>0.7883</text:p>
          </table:table-cell>
          <table:table-cell table:formula="of:=SUM([.C1:.C26])/26" office:value-type="float" office:value="0.680916653846154" calcext:value-type="float">
            <text:p>0.6809</text:p>
          </table:table-cell>
          <table:table-cell table:formula="of:=SUM([.D1:.D26])/26" office:value-type="float" office:value="0.635316334615385" calcext:value-type="float">
            <text:p>0.6353</text:p>
          </table:table-cell>
          <table:table-cell table:formula="of:=SUM([.E1:.E26])/26" office:value-type="float" office:value="0.447218542307692" calcext:value-type="float">
            <text:p>0.4472</text:p>
          </table:table-cell>
          <table:table-cell table:formula="of:=SUM([.F1:.F26])/26" office:value-type="float" office:value="0.622139538461538" calcext:value-type="float">
            <text:p>0.6221</text:p>
          </table:table-cell>
          <table:table-cell table:formula="of:=SUM([.G1:.G26])/26" office:value-type="float" office:value="17.2400907692308" calcext:value-type="float">
            <text:p>17.24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0.873887" calcext:value-type="float">
            <text:p>0.8739</text:p>
          </table:table-cell>
          <table:table-cell office:value-type="float" office:value="0.830755" calcext:value-type="float">
            <text:p>0.8308</text:p>
          </table:table-cell>
          <table:table-cell office:value-type="float" office:value="0.75001" calcext:value-type="float">
            <text:p>0.7500</text:p>
          </table:table-cell>
          <table:table-cell office:value-type="float" office:value="0.650523" calcext:value-type="float">
            <text:p>0.6505</text:p>
          </table:table-cell>
          <table:table-cell office:value-type="float" office:value="0.64866" calcext:value-type="float">
            <text:p>0.6487</text:p>
          </table:table-cell>
          <table:table-cell office:value-type="float" office:value="76.9952" calcext:value-type="float">
            <text:p>76.9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iotocography</text:p>
          </table:table-cell>
          <table:table-cell office:value-type="float" office:value="0.909496" calcext:value-type="float">
            <text:p>0.9095</text:p>
          </table:table-cell>
          <table:table-cell office:value-type="float" office:value="0.880216" calcext:value-type="float">
            <text:p>0.8802</text:p>
          </table:table-cell>
          <table:table-cell office:value-type="float" office:value="0.746284" calcext:value-type="float">
            <text:p>0.7463</text:p>
          </table:table-cell>
          <table:table-cell office:value-type="float" office:value="0.626989" calcext:value-type="float">
            <text:p>0.6270</text:p>
          </table:table-cell>
          <table:table-cell office:value-type="float" office:value="0.63349" calcext:value-type="float">
            <text:p>0.6335</text:p>
          </table:table-cell>
          <table:table-cell office:value-type="float" office:value="20.1874" calcext:value-type="float">
            <text:p>20.1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ye-state</text:p>
          </table:table-cell>
          <table:table-cell office:value-type="float" office:value="0.879579" calcext:value-type="float">
            <text:p>0.8796</text:p>
          </table:table-cell>
          <table:table-cell office:value-type="float" office:value="0.787049" calcext:value-type="float">
            <text:p>0.7870</text:p>
          </table:table-cell>
          <table:table-cell office:value-type="float" office:value="0.762351" calcext:value-type="float">
            <text:p>0.7624</text:p>
          </table:table-cell>
          <table:table-cell office:value-type="float" office:value="0.559682" calcext:value-type="float">
            <text:p>0.5597</text:p>
          </table:table-cell>
          <table:table-cell office:value-type="float" office:value="0.501095" calcext:value-type="float">
            <text:p>0.5011</text:p>
          </table:table-cell>
          <table:table-cell office:value-type="float" office:value="214.154" calcext:value-type="float">
            <text:p>214.15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0.951987" calcext:value-type="float">
            <text:p>0.9520</text:p>
          </table:table-cell>
          <table:table-cell office:value-type="float" office:value="0.942982" calcext:value-type="float">
            <text:p>0.9430</text:p>
          </table:table-cell>
          <table:table-cell office:value-type="float" office:value="0.769358" calcext:value-type="float">
            <text:p>0.7694</text:p>
          </table:table-cell>
          <table:table-cell office:value-type="float" office:value="0.665063" calcext:value-type="float">
            <text:p>0.6651</text:p>
          </table:table-cell>
          <table:table-cell office:value-type="float" office:value="0.733224" calcext:value-type="float">
            <text:p>0.7332</text:p>
          </table:table-cell>
          <table:table-cell office:value-type="float" office:value="82.0846" calcext:value-type="float">
            <text:p>82.0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0.980766" calcext:value-type="float">
            <text:p>0.9808</text:p>
          </table:table-cell>
          <table:table-cell office:value-type="float" office:value="0.985171" calcext:value-type="float">
            <text:p>0.9852</text:p>
          </table:table-cell>
          <table:table-cell office:value-type="float" office:value="0.979738" calcext:value-type="float">
            <text:p>0.9797</text:p>
          </table:table-cell>
          <table:table-cell office:value-type="float" office:value="0.98352" calcext:value-type="float">
            <text:p>0.9835</text:p>
          </table:table-cell>
          <table:table-cell office:value-type="float" office:value="0.505868" calcext:value-type="float">
            <text:p>0.5059</text:p>
          </table:table-cell>
          <table:table-cell office:value-type="float" office:value="183.824" calcext:value-type="float">
            <text:p>183.82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0.915131" calcext:value-type="float">
            <text:p>0.9151</text:p>
          </table:table-cell>
          <table:table-cell office:value-type="float" office:value="0.873212" calcext:value-type="float">
            <text:p>0.8732</text:p>
          </table:table-cell>
          <table:table-cell office:value-type="float" office:value="0.898092" calcext:value-type="float">
            <text:p>0.8981</text:p>
          </table:table-cell>
          <table:table-cell office:value-type="float" office:value="0.844335" calcext:value-type="float">
            <text:p>0.8443</text:p>
          </table:table-cell>
          <table:table-cell office:value-type="float" office:value="0.464476" calcext:value-type="float">
            <text:p>0.4645</text:p>
          </table:table-cell>
          <table:table-cell office:value-type="float" office:value="167.407" calcext:value-type="float">
            <text:p>167.40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0.9475" calcext:value-type="float">
            <text:p>0.9475</text:p>
          </table:table-cell>
          <table:table-cell office:value-type="float" office:value="0.907083" calcext:value-type="float">
            <text:p>0.9071</text:p>
          </table:table-cell>
          <table:table-cell office:value-type="float" office:value="0.744137" calcext:value-type="float">
            <text:p>0.7441</text:p>
          </table:table-cell>
          <table:table-cell office:value-type="float" office:value="0.432807" calcext:value-type="float">
            <text:p>0.4328</text:p>
          </table:table-cell>
          <table:table-cell office:value-type="float" office:value="0.71625" calcext:value-type="float">
            <text:p>0.7163</text:p>
          </table:table-cell>
          <table:table-cell office:value-type="float" office:value="127.48" calcext:value-type="float">
            <text:p>127.48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0.741991" calcext:value-type="float">
            <text:p>0.7420</text:p>
          </table:table-cell>
          <table:table-cell office:value-type="float" office:value="0.150649" calcext:value-type="float">
            <text:p>0.1506</text:p>
          </table:table-cell>
          <table:table-cell office:value-type="float" office:value="0.700657" calcext:value-type="float">
            <text:p>0.7007</text:p>
          </table:table-cell>
          <table:table-cell office:value-type="float" office:value="0.00909091" calcext:value-type="float">
            <text:p>0.0091</text:p>
          </table:table-cell>
          <table:table-cell office:value-type="float" office:value="0.323636" calcext:value-type="float">
            <text:p>0.3236</text:p>
          </table:table-cell>
          <table:table-cell office:value-type="float" office:value="21.6527" calcext:value-type="float">
            <text:p>21.6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0.928162" calcext:value-type="float">
            <text:p>0.9282</text:p>
          </table:table-cell>
          <table:table-cell office:value-type="float" office:value="0.871717" calcext:value-type="float">
            <text:p>0.8717</text:p>
          </table:table-cell>
          <table:table-cell office:value-type="float" office:value="0.540618" calcext:value-type="float">
            <text:p>0.5406</text:p>
          </table:table-cell>
          <table:table-cell office:value-type="float" office:value="0.0890539" calcext:value-type="float">
            <text:p>0.0891</text:p>
          </table:table-cell>
          <table:table-cell office:value-type="float" office:value="0.601405" calcext:value-type="float">
            <text:p>0.6014</text:p>
          </table:table-cell>
          <table:table-cell office:value-type="float" office:value="288.499" calcext:value-type="float">
            <text:p>288.49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0.901651" calcext:value-type="float">
            <text:p>0.9017</text:p>
          </table:table-cell>
          <table:table-cell office:value-type="float" office:value="0.800631" calcext:value-type="float">
            <text:p>0.8006</text:p>
          </table:table-cell>
          <table:table-cell office:value-type="float" office:value="0.789811" calcext:value-type="float">
            <text:p>0.7898</text:p>
          </table:table-cell>
          <table:table-cell office:value-type="float" office:value="0.541887" calcext:value-type="float">
            <text:p>0.5419</text:p>
          </table:table-cell>
          <table:table-cell office:value-type="float" office:value="0.52724" calcext:value-type="float">
            <text:p>0.5272</text:p>
          </table:table-cell>
          <table:table-cell office:value-type="float" office:value="267.364" calcext:value-type="float">
            <text:p>267.36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0.778634" calcext:value-type="float">
            <text:p>0.7786</text:p>
          </table:table-cell>
          <table:table-cell office:value-type="float" office:value="0.276473" calcext:value-type="float">
            <text:p>0.2765</text:p>
          </table:table-cell>
          <table:table-cell office:value-type="float" office:value="0.749155" calcext:value-type="float">
            <text:p>0.7492</text:p>
          </table:table-cell>
          <table:table-cell office:value-type="float" office:value="0.175032" calcext:value-type="float">
            <text:p>0.1750</text:p>
          </table:table-cell>
          <table:table-cell office:value-type="float" office:value="0.264398" calcext:value-type="float">
            <text:p>0.2644</text:p>
          </table:table-cell>
          <table:table-cell office:value-type="float" office:value="86.4194" calcext:value-type="float">
            <text:p>86.41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me</text:p>
          </table:table-cell>
          <table:table-cell office:value-type="float" office:value="0.872302" calcext:value-type="float">
            <text:p>0.8723</text:p>
          </table:table-cell>
          <table:table-cell office:value-type="float" office:value="0.834744" calcext:value-type="float">
            <text:p>0.8347</text:p>
          </table:table-cell>
          <table:table-cell office:value-type="float" office:value="0.671534" calcext:value-type="float">
            <text:p>0.6715</text:p>
          </table:table-cell>
          <table:table-cell office:value-type="float" office:value="0.54464" calcext:value-type="float">
            <text:p>0.5446</text:p>
          </table:table-cell>
          <table:table-cell office:value-type="float" office:value="0.546669" calcext:value-type="float">
            <text:p>0.5467</text:p>
          </table:table-cell>
          <table:table-cell office:value-type="float" office:value="53.2051" calcext:value-type="float">
            <text:p>53.20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970919" calcext:value-type="float">
            <text:p>0.9709</text:p>
          </table:table-cell>
          <table:table-cell office:value-type="float" office:value="0.818108" calcext:value-type="float">
            <text:p>0.8181</text:p>
          </table:table-cell>
          <table:table-cell office:value-type="float" office:value="0.951829" calcext:value-type="float">
            <text:p>0.9518</text:p>
          </table:table-cell>
          <table:table-cell office:value-type="float" office:value="0.635047" calcext:value-type="float">
            <text:p>0.6350</text:p>
          </table:table-cell>
          <table:table-cell office:value-type="float" office:value="0.472892" calcext:value-type="float">
            <text:p>0.4729</text:p>
          </table:table-cell>
          <table:table-cell office:value-type="float" office:value="128.323" calcext:value-type="float">
            <text:p>128.32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938768" calcext:value-type="float">
            <text:p>0.9388</text:p>
          </table:table-cell>
          <table:table-cell office:value-type="float" office:value="0.877076" calcext:value-type="float">
            <text:p>0.8771</text:p>
          </table:table-cell>
          <table:table-cell office:value-type="float" office:value="0.881084" calcext:value-type="float">
            <text:p>0.8811</text:p>
          </table:table-cell>
          <table:table-cell office:value-type="float" office:value="0.738063" calcext:value-type="float">
            <text:p>0.7381</text:p>
          </table:table-cell>
          <table:table-cell office:value-type="float" office:value="0.517598" calcext:value-type="float">
            <text:p>0.5176</text:p>
          </table:table-cell>
          <table:table-cell office:value-type="float" office:value="103.383" calcext:value-type="float">
            <text:p>103.38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0.971236" calcext:value-type="float">
            <text:p>0.9712</text:p>
          </table:table-cell>
          <table:table-cell office:value-type="float" office:value="0.969818" calcext:value-type="float">
            <text:p>0.9698</text:p>
          </table:table-cell>
          <table:table-cell office:value-type="float" office:value="0.96936" calcext:value-type="float">
            <text:p>0.9694</text:p>
          </table:table-cell>
          <table:table-cell office:value-type="float" office:value="0.9668" calcext:value-type="float">
            <text:p>0.9668</text:p>
          </table:table-cell>
          <table:table-cell office:value-type="float" office:value="0.556545" calcext:value-type="float">
            <text:p>0.5565</text:p>
          </table:table-cell>
          <table:table-cell office:value-type="float" office:value="118.976" calcext:value-type="float">
            <text:p>118.97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tanic</text:p>
          </table:table-cell>
          <table:table-cell office:value-type="float" office:value="0.684273" calcext:value-type="float">
            <text:p>0.6843</text:p>
          </table:table-cell>
          <table:table-cell office:value-type="float" office:value="0.691043" calcext:value-type="float">
            <text:p>0.6910</text:p>
          </table:table-cell>
          <table:table-cell office:value-type="float" office:value="0.0796162" calcext:value-type="float">
            <text:p>0.0796</text:p>
          </table:table-cell>
          <table:table-cell office:value-type="float" office:value="0.0818187" calcext:value-type="float">
            <text:p>0.0818</text:p>
          </table:table-cell>
          <table:table-cell office:value-type="float" office:value="0.721127" calcext:value-type="float">
            <text:p>0.7211</text:p>
          </table:table-cell>
          <table:table-cell office:value-type="float" office:value="30.0544" calcext:value-type="float">
            <text:p>30.05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0.938189" calcext:value-type="float">
            <text:p>0.9382</text:p>
          </table:table-cell>
          <table:table-cell office:value-type="float" office:value="0.916351" calcext:value-type="float">
            <text:p>0.9164</text:p>
          </table:table-cell>
          <table:table-cell office:value-type="float" office:value="0.886366" calcext:value-type="float">
            <text:p>0.8864</text:p>
          </table:table-cell>
          <table:table-cell office:value-type="float" office:value="0.832686" calcext:value-type="float">
            <text:p>0.8327</text:p>
          </table:table-cell>
          <table:table-cell office:value-type="float" office:value="0.639514" calcext:value-type="float">
            <text:p>0.6395</text:p>
          </table:table-cell>
          <table:table-cell office:value-type="float" office:value="134.321" calcext:value-type="float">
            <text:p>134.3210</text:p>
          </table:table-cell>
          <table:table-cell table:number-columns-repeated="1017"/>
        </table:table-row>
        <table:table-row table:style-name="ro1">
          <table:table-cell/>
          <table:table-cell table:formula="of:=SUM([.B29:.B45])/17" office:value-type="float" office:value="0.893204176470588" calcext:value-type="float">
            <text:p>0.8932</text:p>
          </table:table-cell>
          <table:table-cell table:formula="of:=SUM([.C29:.C45])/17" office:value-type="float" office:value="0.789004588235294" calcext:value-type="float">
            <text:p>0.7890</text:p>
          </table:table-cell>
          <table:table-cell table:formula="of:=SUM([.D29:.D45])/17" office:value-type="float" office:value="0.757058835294118" calcext:value-type="float">
            <text:p>0.7571</text:p>
          </table:table-cell>
          <table:table-cell table:formula="of:=SUM([.E29:.E45])/17" office:value-type="float" office:value="0.551590441764706" calcext:value-type="float">
            <text:p>0.5516</text:p>
          </table:table-cell>
          <table:table-cell table:formula="of:=SUM([.F29:.F45])/17" office:value-type="float" office:value="0.551416882352941" calcext:value-type="float">
            <text:p>0.5514</text:p>
          </table:table-cell>
          <table:table-cell table:formula="of:=SUM([.G29:.G45])/17" office:value-type="float" office:value="123.784105882353" calcext:value-type="float">
            <text:p>123.784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edit-card</text:p>
          </table:table-cell>
          <table:table-cell office:value-type="float" office:value="0.892203" calcext:value-type="float">
            <text:p>0.8922</text:p>
          </table:table-cell>
          <table:table-cell office:value-type="float" office:value="0.718667" calcext:value-type="float">
            <text:p>0.7187</text:p>
          </table:table-cell>
          <table:table-cell office:value-type="float" office:value="0.684455" calcext:value-type="float">
            <text:p>0.6845</text:p>
          </table:table-cell>
          <table:table-cell office:value-type="float" office:value="0.180086" calcext:value-type="float">
            <text:p>0.1801</text:p>
          </table:table-cell>
          <table:table-cell office:value-type="float" office:value="0.415463" calcext:value-type="float">
            <text:p>0.4155</text:p>
          </table:table-cell>
          <table:table-cell office:value-type="float" office:value="507.445" calcext:value-type="float">
            <text:p>507.44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0.998841" calcext:value-type="float">
            <text:p>0.9988</text:p>
          </table:table-cell>
          <table:table-cell office:value-type="float" office:value="0.998879" calcext:value-type="float">
            <text:p>0.9989</text:p>
          </table:table-cell>
          <table:table-cell office:value-type="float" office:value="0.997449" calcext:value-type="float">
            <text:p>0.9974</text:p>
          </table:table-cell>
          <table:table-cell office:value-type="float" office:value="0.996821" calcext:value-type="float">
            <text:p>0.9968</text:p>
          </table:table-cell>
          <table:table-cell office:value-type="float" office:value="0.802324" calcext:value-type="float">
            <text:p>0.8023</text:p>
          </table:table-cell>
          <table:table-cell office:value-type="float" office:value="1609.87" calcext:value-type="float">
            <text:p>1609.8700</text:p>
          </table:table-cell>
          <table:table-cell table:number-columns-repeated="1017"/>
        </table:table-row>
        <table:table-row table:style-name="ro1">
          <table:table-cell/>
          <table:table-cell table:formula="of:=SUM([.B48:.B49])/2" office:value-type="float" office:value="0.945522" calcext:value-type="float">
            <text:p>0.9455</text:p>
          </table:table-cell>
          <table:table-cell table:formula="of:=SUM([.C48:.C49])/2" office:value-type="float" office:value="0.858773" calcext:value-type="float">
            <text:p>0.8588</text:p>
          </table:table-cell>
          <table:table-cell table:formula="of:=SUM([.D48:.D49])/2" office:value-type="float" office:value="0.840952" calcext:value-type="float">
            <text:p>0.8410</text:p>
          </table:table-cell>
          <table:table-cell office:value-type="float" office:value="0.945522" calcext:value-type="float">
            <text:p>0.9455</text:p>
          </table:table-cell>
          <table:table-cell table:formula="of:=SUM([.F48:.F49])/2" office:value-type="float" office:value="0.6088935" calcext:value-type="float">
            <text:p>0.6089</text:p>
          </table:table-cell>
          <table:table-cell table:formula="of:=SUM([.G48:.G49])/2" office:value-type="float" office:value="1058.6575" calcext:value-type="float">
            <text:p>1058.6575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14:19:41.040158189</dc:date>
    <meta:editing-duration>PT3M3S</meta:editing-duration>
    <meta:editing-cycles>1</meta:editing-cycles>
    <meta:generator>LibreOffice/6.0.3.2$Linux_X86_64 LibreOffice_project/00m0$Build-2</meta:generator>
    <meta:document-statistic meta:table-count="1" meta:cell-count="333" meta:object-count="0"/>
  </office:meta>
</office:document-meta>
</file>